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ckage com.genpact.dc.persistence.service;</text:p>
      <text:p text:style-name="Standard"></text:p>
      <text:p text:style-name="Standard">import com.genpact.dc.persistence.domain.DataObject;</text:p>
      <text:p text:style-name="Standard">import com.genpact.dc.persistence.domain.admin.User;</text:p>
      <text:p text:style-name="Standard">import com.genpact.dc.persistence.domain.configuration.ConnectionType;</text:p>
      <text:p text:style-name="Standard">import org.apache.log4j.Logger;</text:p>
      <text:p text:style-name="Standard">import org.hibernate.Criteria;</text:p>
      <text:p text:style-name="Standard">import org.hibernate.SQLQuery;</text:p>
      <text:p text:style-name="Standard">import org.hibernate.criterion.Restrictions;</text:p>
      <text:p text:style-name="Standard">import org.springframework.orm.hibernate3.support.HibernateDaoSupport;</text:p>
      <text:p text:style-name="Standard"></text:p>
      <text:p text:style-name="Standard">import java.util.*;</text:p>
      <text:p text:style-name="Standard"></text:p>
      <text:p text:style-name="Standard">/**</text:p>
      <text:p text:style-name="Standard"><text:s/>* The Class <text:bookmark-start text:name="__DdeLink__4_41108100"/>DataServiceImpl<text:bookmark-end text:name="__DdeLink__4_41108100"/>.</text:p>
      <text:p text:style-name="Standard"><text:s/>*</text:p>
      <text:p text:style-name="Standard"><text:s/>* @author 703150778</text:p>
      <text:p text:style-name="Standard"><text:s/>* @version 1.0</text:p>
      <text:p text:style-name="Standard"><text:s/>*/</text:p>
      <text:p text:style-name="Standard">public class DataServiceImpl extends HibernateDaoSupport</text:p>
      <text:p text:style-name="Standard"><text:tab/><text:tab/>implements IDataService {</text:p>
      <text:p text:style-name="Standard"></text:p>
      <text:p text:style-name="Standard"><text:tab/>/** The logger. */</text:p>
      <text:p text:style-name="Standard"><text:tab/>private static Logger logger = Logger.getLogger(DataServiceImpl.class);</text:p>
      <text:p text:style-name="Standard"></text:p>
      <text:p text:style-name="Standard"><text:tab/>/**</text:p>
      <text:p text:style-name="Standard"><text:tab/> * Instantiates a new data service impl.</text:p>
      <text:p text:style-name="Standard"><text:tab/> */</text:p>
      <text:p text:style-name="Standard"><text:tab/>public DataServiceImpl() {</text:p>
      <text:p text:style-name="Standard"><text:tab/><text:tab/>super();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 com.genpact.dc.persistence.service.IDataService#save(com.genpact.dc.</text:p>
      <text:p text:style-name="Standard"><text:tab/> * persistence.domain.DataObject)</text:p>
      <text:p text:style-name="Standard"><text:tab/> */</text:p>
      <text:p text:style-name="Standard"><text:tab/>@Override</text:p>
      <text:p text:style-name="Standard"><text:tab/>public void save(final DataObject dataObject) {</text:p>
      <text:p text:style-name="Standard"><text:tab/><text:tab/>logger.debug("saved!");</text:p>
      <text:p text:style-name="Standard"><text:tab/><text:tab/>this.getHibernateTemplate().save(dataObject);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</text:p>
      <text:p text:style-name="Standard"><text:tab/> * com.genpact.dc.persistence.service.IDataService#saveAll(java.util.List)</text:p>
      <text:p text:style-name="Standard"><text:tab/> */</text:p>
      <text:p text:style-name="Standard"><text:tab/>@Override</text:p>
      <text:p text:style-name="Standard"><text:tab/>public &lt;T extends DataObject&gt; void saveAll(final List&lt;T&gt; dataObjects) {</text:p>
      <text:p text:style-name="Standard"><text:soft-page-break/><text:tab/><text:tab/>for (DataObject dataObj : dataObjects) {</text:p>
      <text:p text:style-name="Standard"><text:tab/><text:tab/><text:tab/>this.getHibernateTemplate().save(dataObj);</text:p>
      <text:p text:style-name="Standard"><text:tab/><text:tab/>}</text:p>
      <text:p text:style-name="Standard"><text:tab/><text:tab/>StackTraceElement[] stackTraceElements =</text:p>
      <text:p text:style-name="Standard"><text:tab/><text:tab/><text:tab/><text:tab/>Thread.currentThread().getStackTrace();</text:p>
      <text:p text:style-name="Standard">//<text:tab/><text:tab/>logger.debug("CALLER DETAILS [" + stackTraceElements[2] + "]");</text:p>
      <text:p text:style-name="Standard">//<text:tab/><text:tab/>logger.debug("CALLEE DETAILS [" + stackTraceElements[1] + "]");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</text:p>
      <text:p text:style-name="Standard"><text:tab/> * com.genpact.dc.persistence.service.IDataService#delete(com.genpact.dc</text:p>
      <text:p text:style-name="Standard"><text:tab/> * .persistence.domain.DataObject)</text:p>
      <text:p text:style-name="Standard"><text:tab/> */</text:p>
      <text:p text:style-name="Standard"><text:tab/>@Override</text:p>
      <text:p text:style-name="Standard"><text:tab/>public void delete(final DataObject dataObject) {</text:p>
      <text:p text:style-name="Standard"><text:tab/><text:tab/>StackTraceElement[] stackTraceElements =</text:p>
      <text:p text:style-name="Standard"><text:tab/><text:tab/><text:tab/><text:tab/>Thread.currentThread().getStackTrace();</text:p>
      <text:p text:style-name="Standard">//<text:tab/><text:tab/>logger.debug("CALLER DETAILS [" + stackTraceElements[2] + "]");</text:p>
      <text:p text:style-name="Standard">//<text:tab/><text:tab/>logger.debug("CALLEE DETAILS [" + stackTraceElements[1] + "]");</text:p>
      <text:p text:style-name="Standard"><text:tab/><text:tab/>this.getHibernateTemplate().delete(dataObject);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</text:p>
      <text:p text:style-name="Standard"><text:tab/> * com.genpact.dc.persistence.service.IDataService#deleteAll(java.util.List)</text:p>
      <text:p text:style-name="Standard"><text:tab/> */</text:p>
      <text:p text:style-name="Standard"><text:tab/>@Override</text:p>
      <text:p text:style-name="Standard"><text:tab/>public &lt;T extends DataObject&gt; void</text:p>
      <text:p text:style-name="Standard"><text:tab/><text:tab/><text:tab/>deleteAll(final Collection&lt;T&gt; dataObjects) {</text:p>
      <text:p text:style-name="Standard"><text:tab/><text:tab/>StackTraceElement[] stackTraceElements =</text:p>
      <text:p text:style-name="Standard"><text:tab/><text:tab/><text:tab/><text:tab/>Thread.currentThread().getStackTrace();</text:p>
      <text:p text:style-name="Standard">//<text:tab/><text:tab/>logger.debug("CALLER DETAILS [" + stackTraceElements[2] + "]");</text:p>
      <text:p text:style-name="Standard">//<text:tab/><text:tab/>logger.debug("CALLEE DETAILS [" + stackTraceElements[1] + "]");</text:p>
      <text:p text:style-name="Standard"><text:tab/><text:tab/>this.getHibernateTemplate().deleteAll(dataObjects);</text:p>
      <text:p text:style-name="Standard">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</text:p>
      <text:p text:style-name="Standard"><text:tab/> * com.genpact.dc.persistence.service.IDataService#saveOrUpdate(com.genpact</text:p>
      <text:p text:style-name="Standard"><text:tab/> * .dc.persistence.domain.DataObject)</text:p>
      <text:p text:style-name="Standard"><text:tab/> */</text:p>
      <text:p text:style-name="Standard"><text:tab/>@Override</text:p>
      <text:p text:style-name="Standard"><text:tab/>public void saveOrUpdate(final DataObject dataObject) {</text:p>
      <text:p text:style-name="Standard"><text:tab/><text:tab/>StackTraceElement[] stackTraceElements =</text:p>
      <text:p text:style-name="Standard"><text:soft-page-break/><text:tab/><text:tab/><text:tab/><text:tab/>Thread.currentThread().getStackTrace();</text:p>
      <text:p text:style-name="Standard">//<text:tab/><text:tab/>logger.debug("CALLER DETAILS [" + stackTraceElements[2] + "]");</text:p>
      <text:p text:style-name="Standard">//<text:tab/><text:tab/>logger.debug("CALLEE DETAILS [" + stackTraceElements[1] + "]");</text:p>
      <text:p text:style-name="Standard"><text:tab/><text:tab/>this.getHibernateTemplate().saveOrUpdate(dataObject);</text:p>
      <text:p text:style-name="Standard">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</text:p>
      <text:p text:style-name="Standard"><text:tab/> * com.genpact.dc.persistence.service.IDataService#saveOrUpdateAll(java.</text:p>
      <text:p text:style-name="Standard"><text:tab/> * util.List)</text:p>
      <text:p text:style-name="Standard"><text:tab/> */</text:p>
      <text:p text:style-name="Standard"><text:tab/>@Override</text:p>
      <text:p text:style-name="Standard"><text:tab/>public &lt;T extends DataObject&gt; void</text:p>
      <text:p text:style-name="Standard"><text:tab/><text:tab/><text:tab/>saveOrUpdateAll(final List&lt;T&gt; dataObjects) {</text:p>
      <text:p text:style-name="Standard"><text:tab/><text:tab/>StackTraceElement[] stackTraceElements =</text:p>
      <text:p text:style-name="Standard"><text:tab/><text:tab/><text:tab/><text:tab/>Thread.currentThread().getStackTrace();</text:p>
      <text:p text:style-name="Standard">//<text:tab/><text:tab/>logger.debug("CALLER DETAILS [" + stackTraceElements[2] + "]");</text:p>
      <text:p text:style-name="Standard">//<text:tab/><text:tab/>logger.debug("CALLEE DETAILS [" + stackTraceElements[1] + "]");</text:p>
      <text:p text:style-name="Standard"><text:tab/><text:tab/>this.getHibernateTemplate().saveOrUpdateAll(dataObjects);</text:p>
      <text:p text:style-name="Standard">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</text:p>
      <text:p text:style-name="Standard"><text:tab/> * com.genpact.dc.persistence.service.IDataService#findById(java.lang.Long)</text:p>
      <text:p text:style-name="Standard"><text:tab/> */</text:p>
      <text:p text:style-name="Standard"><text:tab/>@Override</text:p>
      <text:p text:style-name="Standard"><text:tab/>public &lt;T extends DataObject&gt; T findById(final Class&lt;T&gt; refClass,</text:p>
      <text:p text:style-name="Standard"><text:tab/><text:tab/><text:tab/>final Long id) {</text:p>
      <text:p text:style-name="Standard"><text:tab/><text:tab/>StackTraceElement[] stackTraceElements =</text:p>
      <text:p text:style-name="Standard"><text:tab/><text:tab/><text:tab/><text:tab/>Thread.currentThread().getStackTrace();</text:p>
      <text:p text:style-name="Standard">//<text:tab/><text:tab/>logger.debug("CALLER DETAILS [" + stackTraceElements[2] + "]");</text:p>
      <text:p text:style-name="Standard">//<text:tab/><text:tab/>logger.debug("CALLEE DETAILS [" + stackTraceElements[1] + "]");</text:p>
      <text:p text:style-name="Standard"><text:tab/><text:tab/>return this.getHibernateTemplate().get(refClass, id);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</text:p>
      <text:p text:style-name="Standard"><text:tab/> * com.genpact.dc.persistence.service.IDataService#findByIds(java.util.List)</text:p>
      <text:p text:style-name="Standard"><text:tab/> */</text:p>
      <text:p text:style-name="Standard"><text:tab/>@SuppressWarnings("rawtypes")</text:p>
      <text:p text:style-name="Standard"><text:tab/>@Override</text:p>
      <text:p text:style-name="Standard"><text:tab/>public &lt;T extends DataObject&gt; List&lt;T&gt; findByIds(final Class&lt;T&gt; refClass,</text:p>
      <text:p text:style-name="Standard"><text:tab/><text:tab/><text:tab/>final List&lt;Long&gt; ids) {</text:p>
      <text:p text:style-name="Standard"><text:tab/><text:tab/>StackTraceElement[] stackTraceElements =</text:p>
      <text:p text:style-name="Standard"><text:soft-page-break/><text:tab/><text:tab/><text:tab/><text:tab/>Thread.currentThread().getStackTrace();</text:p>
      <text:p text:style-name="Standard">//<text:tab/><text:tab/>logger.debug("CALLER DETAILS [" + stackTraceElements[2] + "]");</text:p>
      <text:p text:style-name="Standard">//<text:tab/><text:tab/>logger.debug("CALLEE DETAILS [" + stackTraceElements[1] + "]");</text:p>
      <text:p text:style-name="Standard"><text:tab/><text:tab/>List&lt;T&gt; dataObjectList = new ArrayList&lt;T&gt;();</text:p>
      <text:p text:style-name="Standard"><text:tab/><text:tab/>Iterator&lt;Long&gt; iterator = ids.iterator();</text:p>
      <text:p text:style-name="Standard"><text:tab/><text:tab/>while (iterator.hasNext()) {</text:p>
      <text:p text:style-name="Standard"><text:tab/><text:tab/><text:tab/>dataObjectList.add(this.findById(refClass, iterator.next()));</text:p>
      <text:p text:style-name="Standard"><text:tab/><text:tab/>}</text:p>
      <text:p text:style-name="Standard"><text:tab/><text:tab/>return dataObjectList;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</text:p>
      <text:p text:style-name="Standard"><text:tab/> * com.genpact.dc.persistence.service.IDataService#findByNamedParam(java</text:p>
      <text:p text:style-name="Standard"><text:tab/> * .lang.String, java.lang.String[], java.lang.Object[])</text:p>
      <text:p text:style-name="Standard"><text:tab/> */</text:p>
      <text:p text:style-name="Standard"><text:tab/>@SuppressWarnings("unchecked")</text:p>
      <text:p text:style-name="Standard"><text:tab/>@Override</text:p>
      <text:p text:style-name="Standard"><text:tab/>public &lt;T extends DataObject&gt; List&lt;T&gt; findByNamedParam(final String query,</text:p>
      <text:p text:style-name="Standard"><text:tab/><text:tab/><text:tab/>final String[] params, final Object[] values) {</text:p>
      <text:p text:style-name="Standard"><text:tab/><text:tab/>StackTraceElement[] stackTraceElements =</text:p>
      <text:p text:style-name="Standard"><text:tab/><text:tab/><text:tab/><text:tab/>Thread.currentThread().getStackTrace();</text:p>
      <text:p text:style-name="Standard">//<text:tab/><text:tab/>logger.debug("CALLER DETAILS [" + stackTraceElements[2] + "]");</text:p>
      <text:p text:style-name="Standard">//<text:tab/><text:tab/>logger.debug("CALLEE DETAILS [" + stackTraceElements[1] + "]");</text:p>
      <text:p text:style-name="Standard"><text:tab/><text:tab/>return this.getHibernateTemplate().findByNamedParam(query, params,</text:p>
      <text:p text:style-name="Standard"><text:tab/><text:tab/><text:tab/><text:tab/>values);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</text:p>
      <text:p text:style-name="Standard"><text:tab/> * com.genpact.dc.persistence.service.IDataService#find(java.lang.Class)</text:p>
      <text:p text:style-name="Standard"><text:tab/> */</text:p>
      <text:p text:style-name="Standard"><text:tab/>@SuppressWarnings("unchecked")</text:p>
      <text:p text:style-name="Standard"><text:tab/>@Override</text:p>
      <text:p text:style-name="Standard"><text:tab/>public &lt;T extends DataObject&gt; List&lt;T&gt; find(final Class&lt;T&gt; refClass) {</text:p>
      <text:p text:style-name="Standard"><text:tab/><text:tab/>StackTraceElement[] stackTraceElements =</text:p>
      <text:p text:style-name="Standard"><text:tab/><text:tab/><text:tab/><text:tab/>Thread.currentThread().getStackTrace();</text:p>
      <text:p text:style-name="Standard">//<text:tab/><text:tab/>logger.debug("CALLER DETAILS [" + stackTraceElements[2] + "]");</text:p>
      <text:p text:style-name="Standard">//<text:tab/><text:tab/>logger.debug("CALLEE DETAILS [" + stackTraceElements[1] + "]");</text:p>
      <text:p text:style-name="Standard"><text:tab/><text:tab/>return this.getSession().createCriteria(refClass).list();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</text:p>
      <text:p text:style-name="Standard"><text:tab/> * com.genpact.dc.persistence.service.IDataService#update(com.genpact.dc</text:p>
      <text:p text:style-name="Standard"><text:tab/> * .persistence.domain.DataObject)</text:p>
      <text:p text:style-name="Standard"><text:soft-page-break/><text:tab/> */</text:p>
      <text:p text:style-name="Standard"><text:tab/>@Override</text:p>
      <text:p text:style-name="Standard"><text:tab/>public &lt;T extends DataObject&gt; void update(final DataObject dataObject) {</text:p>
      <text:p text:style-name="Standard"><text:tab/><text:tab/>StackTraceElement[] stackTraceElements =</text:p>
      <text:p text:style-name="Standard"><text:tab/><text:tab/><text:tab/><text:tab/>Thread.currentThread().getStackTrace();</text:p>
      <text:p text:style-name="Standard">//<text:tab/><text:tab/>logger.debug("CALLER DETAILS [" + stackTraceElements[2] + "]");</text:p>
      <text:p text:style-name="Standard">//<text:tab/><text:tab/>logger.debug("CALLEE DETAILS [" + stackTraceElements[1] + "]");</text:p>
      <text:p text:style-name="Standard"><text:tab/><text:tab/>this.getHibernateTemplate().update(dataObject);</text:p>
      <text:p text:style-name="Standard">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</text:p>
      <text:p text:style-name="Standard"><text:tab/> * com.genpact.dc.persistence.service.IDataService#findByNamedParamJoin(</text:p>
      <text:p text:style-name="Standard"><text:tab/> * java.lang.String, java.lang.String[], java.lang.Object[])</text:p>
      <text:p text:style-name="Standard"><text:tab/> */</text:p>
      <text:p text:style-name="Standard"><text:tab/>@SuppressWarnings("unchecked")</text:p>
      <text:p text:style-name="Standard"><text:tab/>@Override</text:p>
      <text:p text:style-name="Standard"><text:tab/>public List&lt;Object[]&gt; findByNamedParamJoin(final String query,</text:p>
      <text:p text:style-name="Standard"><text:tab/><text:tab/><text:tab/>final String[] params, final Object[] values) {</text:p>
      <text:p text:style-name="Standard"><text:tab/><text:tab/>StackTraceElement[] stackTraceElements =</text:p>
      <text:p text:style-name="Standard"><text:tab/><text:tab/><text:tab/><text:tab/>Thread.currentThread().getStackTrace();</text:p>
      <text:p text:style-name="Standard">//<text:tab/><text:tab/>logger.debug("CALLER DETAILS [" + stackTraceElements[2] + "]");</text:p>
      <text:p text:style-name="Standard">//<text:tab/><text:tab/>logger.debug("CALLEE DETAILS [" + stackTraceElements[1] + "]");</text:p>
      <text:p text:style-name="Standard"><text:tab/><text:tab/>return this.getHibernateTemplate().findByNamedParam(query, params,</text:p>
      <text:p text:style-name="Standard"><text:tab/><text:tab/><text:tab/><text:tab/>values);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</text:p>
      <text:p text:style-name="Standard"><text:tab/> * com.genpact.dc.persistence.service.IDataService#createCriteria(java.util</text:p>
      <text:p text:style-name="Standard"><text:tab/> * .Map, java.lang.Class, int, int)</text:p>
      <text:p text:style-name="Standard"><text:tab/> */</text:p>
      <text:p text:style-name="Standard"><text:tab/>@SuppressWarnings({ "unchecked", "rawtypes" })</text:p>
      <text:p text:style-name="Standard"><text:tab/>@Override</text:p>
      <text:p text:style-name="Standard"><text:tab/>public &lt;T extends DataObject&gt; List&lt;T&gt; createCriteria(</text:p>
      <text:p text:style-name="Standard"><text:tab/><text:tab/><text:tab/>final Map&lt;String, Object&gt; restrictions, final Class refClass,</text:p>
      <text:p text:style-name="Standard"><text:tab/><text:tab/><text:tab/>final int startIndex, final int pagesize) {</text:p>
      <text:p text:style-name="Standard"><text:tab/><text:tab/>StackTraceElement[] stackTraceElements =</text:p>
      <text:p text:style-name="Standard"><text:tab/><text:tab/><text:tab/><text:tab/>Thread.currentThread().getStackTrace();</text:p>
      <text:p text:style-name="Standard">//<text:tab/><text:tab/>logger.debug("CALLER DETAILS [" + stackTraceElements[2] + "]");</text:p>
      <text:p text:style-name="Standard">//<text:tab/><text:tab/>logger.debug("CALLEE DETAILS [" + stackTraceElements[1] + "]");</text:p>
      <text:p text:style-name="Standard"><text:tab/><text:tab/>Criteria criteria = this.getSession().createCriteria(refClass);</text:p>
      <text:p text:style-name="Standard"><text:tab/><text:tab/>for (Map.Entry&lt;String, Object&gt; me : restrictions.entrySet()) {</text:p>
      <text:p text:style-name="Standard"><text:tab/><text:tab/><text:tab/>criteria.add(Restrictions.eq(me.getKey(), me.getValue()));</text:p>
      <text:p text:style-name="Standard"><text:tab/><text:tab/>}</text:p>
      <text:p text:style-name="Standard"><text:tab/><text:tab/>criteria.setFirstResult(startIndex);</text:p>
      <text:p text:style-name="Standard"><text:tab/><text:tab/>criteria.setMaxResults(pagesize);</text:p>
      <text:p text:style-name="Standard"><text:soft-page-break/><text:tab/><text:tab/>return criteria.list();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</text:p>
      <text:p text:style-name="Standard"><text:tab/> * com.genpact.dc.persistence.service.IDataService#findByNamedParam(java</text:p>
      <text:p text:style-name="Standard"><text:tab/> * .lang.Class, int, java.lang.String)</text:p>
      <text:p text:style-name="Standard"><text:tab/> */</text:p>
      <text:p text:style-name="Standard"><text:tab/>@Override</text:p>
      <text:p text:style-name="Standard"><text:tab/>@SuppressWarnings({ "rawtypes", "unchecked" })</text:p>
      <text:p text:style-name="Standard"><text:tab/>public &lt;T extends DataObject&gt; List&lt;T&gt; findByNamedParam(</text:p>
      <text:p text:style-name="Standard"><text:tab/><text:tab/><text:tab/>final Class adminModule, final int fetchStartCount,</text:p>
      <text:p text:style-name="Standard"><text:tab/><text:tab/><text:tab/>final String userId) {</text:p>
      <text:p text:style-name="Standard"><text:tab/><text:tab/>StackTraceElement[] stackTraceElements =</text:p>
      <text:p text:style-name="Standard"><text:tab/><text:tab/><text:tab/><text:tab/>Thread.currentThread().getStackTrace();</text:p>
      <text:p text:style-name="Standard">//<text:tab/><text:tab/>logger.debug("CALLER DETAILS [" + stackTraceElements[2] + "]");</text:p>
      <text:p text:style-name="Standard">//<text:tab/><text:tab/>logger.debug("CALLEE DETAILS [" + stackTraceElements[1] + "]");</text:p>
      <text:p text:style-name="Standard"><text:tab/><text:tab/>int maxRecords = 10;</text:p>
      <text:p text:style-name="Standard"><text:tab/><text:tab/>Criteria criteria = null;</text:p>
      <text:p text:style-name="Standard"><text:tab/><text:tab/>criteria = this.getSession().createCriteria(adminModule);</text:p>
      <text:p text:style-name="Standard"><text:tab/><text:tab/>if ("Connection".equals(adminModule.getSimpleName())) {</text:p>
      <text:p text:style-name="Standard"><text:tab/><text:tab/><text:tab/>criteria.add(Restrictions.eq("createdBy",</text:p>
      <text:p text:style-name="Standard"><text:tab/><text:tab/><text:tab/><text:tab/><text:tab/>this.findById(User.class, Long.parseLong(userId))));</text:p>
      <text:p text:style-name="Standard"><text:tab/><text:tab/><text:tab/>criteria.add(</text:p>
      <text:p text:style-name="Standard"><text:tab/><text:tab/><text:tab/><text:tab/><text:tab/>Restrictions.ne("connectionType", ConnectionType.Upload));</text:p>
      <text:p text:style-name="Standard"><text:tab/><text:tab/>}</text:p>
      <text:p text:style-name="Standard"><text:tab/><text:tab/>criteria.setFirstResult(fetchStartCount);</text:p>
      <text:p text:style-name="Standard"><text:tab/><text:tab/>criteria.setMaxResults(maxRecords);</text:p>
      <text:p text:style-name="Standard"><text:tab/><text:tab/>return criteria.list();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</text:p>
      <text:p text:style-name="Standard"><text:tab/> * com.genpact.dc.persistence.service.IDataService#getRecordsCount(java.</text:p>
      <text:p text:style-name="Standard"><text:tab/> * lang.String, long)</text:p>
      <text:p text:style-name="Standard"><text:tab/> */</text:p>
      <text:p text:style-name="Standard"><text:tab/>@SuppressWarnings("rawtypes")</text:p>
      <text:p text:style-name="Standard"><text:tab/>@Override</text:p>
      <text:p text:style-name="Standard"><text:tab/>public &lt;T extends DataObject&gt; int getRecordsCount(final String engineType,</text:p>
      <text:p text:style-name="Standard"><text:tab/><text:tab/><text:tab/>final long userId) {</text:p>
      <text:p text:style-name="Standard"><text:tab/><text:tab/>StackTraceElement[] stackTraceElements =</text:p>
      <text:p text:style-name="Standard"><text:tab/><text:tab/><text:tab/><text:tab/>Thread.currentThread().getStackTrace();</text:p>
      <text:p text:style-name="Standard">//<text:tab/><text:tab/>logger.debug("CALLER DETAILS [" + stackTraceElements[2] + "]");</text:p>
      <text:p text:style-name="Standard">//<text:tab/><text:tab/>logger.debug("CALLEE DETAILS [" + stackTraceElements[1] + "]");</text:p>
      <text:p text:style-name="Standard"><text:tab/><text:tab/>Object count = this.findByNamedParam(</text:p>
      <text:p text:style-name="Standard"><text:tab/><text:tab/><text:tab/><text:tab/>"select count(id) from WorkFlow wkfl where wkfl.engineType =:p1 and wkfl.createdBy.id =:p2",</text:p>
      <text:p text:style-name="Standard"><text:tab/><text:tab/><text:tab/><text:tab/>new String[] { "p1", "p2" },</text:p>
      <text:p text:style-name="Standard"><text:soft-page-break/><text:tab/><text:tab/><text:tab/><text:tab/>new Object[] { engineType, userId, });</text:p>
      <text:p text:style-name="Standard"><text:tab/><text:tab/>List countArray = (List) count;</text:p>
      <text:p text:style-name="Standard"><text:tab/><text:tab/>Long longId = (Long) countArray.get(0);</text:p>
      <text:p text:style-name="Standard"><text:tab/><text:tab/>logger.debug("getRecordsCount:" + longId);</text:p>
      <text:p text:style-name="Standard"><text:tab/><text:tab/>return longId.intValue();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</text:p>
      <text:p text:style-name="Standard"><text:tab/> * com.genpact.dc.persistence.service.IDataService#</text:p>
      <text:p text:style-name="Standard"><text:tab/> * getAdminModuleRecordsCount</text:p>
      <text:p text:style-name="Standard"><text:tab/> * (java.lang.String, java.lang.String)</text:p>
      <text:p text:style-name="Standard"><text:tab/> */</text:p>
      <text:p text:style-name="Standard"><text:tab/>@SuppressWarnings("rawtypes")</text:p>
      <text:p text:style-name="Standard"><text:tab/>@Override</text:p>
      <text:p text:style-name="Standard"><text:tab/>public &lt;T extends DataObject&gt; int getAdminModuleRecordsCount(</text:p>
      <text:p text:style-name="Standard"><text:tab/><text:tab/><text:tab/>final String adminModule, final String userId) {</text:p>
      <text:p text:style-name="Standard"><text:tab/><text:tab/>logger.debug("START-getAdminModuleRecordsCount:");</text:p>
      <text:p text:style-name="Standard"><text:tab/><text:tab/>StackTraceElement[] stackTraceElements =</text:p>
      <text:p text:style-name="Standard"><text:tab/><text:tab/><text:tab/><text:tab/>Thread.currentThread().getStackTrace();</text:p>
      <text:p text:style-name="Standard">//<text:tab/><text:tab/>logger.debug("CALLER DETAILS [" + stackTraceElements[2] + "]");</text:p>
      <text:p text:style-name="Standard">//<text:tab/><text:tab/>logger.debug("CALLEE DETAILS [" + stackTraceElements[1] + "]");</text:p>
      <text:p text:style-name="Standard"><text:tab/><text:tab/>Object count = null;</text:p>
      <text:p text:style-name="Standard"><text:tab/><text:tab/>if (userId != null) {</text:p>
      <text:p text:style-name="Standard"><text:tab/><text:tab/><text:tab/>String hql = "select count(id) from " + adminModule</text:p>
      <text:p text:style-name="Standard"><text:tab/><text:tab/><text:tab/><text:tab/><text:tab/>+ " where createdBy =:p1";</text:p>
      <text:p text:style-name="Standard"><text:tab/><text:tab/><text:tab/>count = this.findByNamedParam(hql, new String[] { "p1" },</text:p>
      <text:p text:style-name="Standard"><text:tab/><text:tab/><text:tab/><text:tab/><text:tab/>new Object[] { this.findById(User.class,</text:p>
      <text:p text:style-name="Standard"><text:tab/><text:tab/><text:tab/><text:tab/><text:tab/><text:tab/><text:tab/>Long.parseLong(userId)), });</text:p>
      <text:p text:style-name="Standard"><text:tab/><text:tab/>} else {</text:p>
      <text:p text:style-name="Standard"><text:tab/><text:tab/><text:tab/>String hql = "select count(id) from " + adminModule;</text:p>
      <text:p text:style-name="Standard"><text:tab/><text:tab/><text:tab/>count = this.findByNamedParam(hql, new String[] {},</text:p>
      <text:p text:style-name="Standard"><text:tab/><text:tab/><text:tab/><text:tab/><text:tab/>new Object[] {});</text:p>
      <text:p text:style-name="Standard"><text:tab/><text:tab/>}</text:p>
      <text:p text:style-name="Standard"><text:tab/><text:tab/>List countArray = (List) count;</text:p>
      <text:p text:style-name="Standard"><text:tab/><text:tab/>Long longId = (Long) countArray.get(0);</text:p>
      <text:p text:style-name="Standard"><text:tab/><text:tab/>logger.debug("END-getAdminModuleRecordsCount:" + longId);</text:p>
      <text:p text:style-name="Standard"><text:tab/><text:tab/>return longId.intValue();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</text:p>
      <text:p text:style-name="Standard"><text:tab/> * com.genpact.dc.persistence.service.IDataService#createCriteria(java.lang</text:p>
      <text:p text:style-name="Standard"><text:tab/> * .Class, java.lang.String)</text:p>
      <text:p text:style-name="Standard"><text:tab/> */</text:p>
      <text:p text:style-name="Standard"><text:tab/>@Override</text:p>
      <text:p text:style-name="Standard"><text:tab/>public &lt;T extends DataObject&gt; Criteria</text:p>
      <text:p text:style-name="Standard"><text:tab/><text:tab/><text:tab/>createCriteria(final Class&lt;T&gt; refClass, final String alias) {</text:p>
      <text:p text:style-name="Standard"><text:soft-page-break/><text:tab/><text:tab/>StackTraceElement[] stackTraceElements =</text:p>
      <text:p text:style-name="Standard"><text:tab/><text:tab/><text:tab/><text:tab/>Thread.currentThread().getStackTrace();</text:p>
      <text:p text:style-name="Standard">//<text:tab/><text:tab/>logger.debug("CALLER DETAILS [" + stackTraceElements[2] + "]");</text:p>
      <text:p text:style-name="Standard">//<text:tab/><text:tab/>logger.debug("CALLEE DETAILS [" + stackTraceElements[1] + "]");</text:p>
      <text:p text:style-name="Standard"><text:tab/><text:tab/>return this.getSession().createCriteria(refClass, alias);</text:p>
      <text:p text:style-name="Standard"></text:p>
      <text:p text:style-name="Standard"><text:tab/>}</text:p>
      <text:p text:style-name="Standard"></text:p>
      <text:p text:style-name="Standard"><text:tab/>/*</text:p>
      <text:p text:style-name="Standard"><text:tab/> * (non-Javadoc)</text:p>
      <text:p text:style-name="Standard"><text:tab/> * </text:p>
      <text:p text:style-name="Standard"><text:tab/> * @see</text:p>
      <text:p text:style-name="Standard"><text:tab/> * com.genpact.dc.persistence.service.IDataService#createSQLQuery(java.lang</text:p>
      <text:p text:style-name="Standard"><text:tab/> * .String)</text:p>
      <text:p text:style-name="Standard"><text:tab/> */</text:p>
      <text:p text:style-name="Standard"><text:tab/>@Override</text:p>
      <text:p text:style-name="Standard"><text:tab/>public SQLQuery createSQLQuery(final String nativeSql) {</text:p>
      <text:p text:style-name="Standard"><text:tab/><text:tab/>StackTraceElement[] stackTraceElements =</text:p>
      <text:p text:style-name="Standard"><text:tab/><text:tab/><text:tab/><text:tab/>Thread.currentThread().getStackTrace();</text:p>
      <text:p text:style-name="Standard">//<text:tab/><text:tab/>logger.debug("CALLER DETAILS [" + stackTraceElements[2] + "]");</text:p>
      <text:p text:style-name="Standard">//<text:tab/><text:tab/>logger.debug("CALLEE DETAILS [" + stackTraceElements[1] + "]");</text:p>
      <text:p text:style-name="Standard"><text:tab/><text:tab/>return this.getSession().createSQLQuery(nativeSql);</text:p>
      <text:p text:style-name="Standard"><text:tab/>}</text:p>
      <text:p text:style-name="Standard"></text:p>
      <text:p text:style-name="Standard"><text:tab/>@Override</text:p>
      <text:p text:style-name="Standard"><text:tab/>public &lt;T extends DataObject&gt; List&lt;T&gt; findByNamedParamForSchedule(</text:p>
      <text:p text:style-name="Standard"><text:tab/><text:tab/><text:tab/>final Class adminModule, final int fetchStartCount,</text:p>
      <text:p text:style-name="Standard"><text:tab/><text:tab/><text:tab/>final String userId) {</text:p>
      <text:p text:style-name="Standard"><text:tab/><text:tab/>logger.info("START-findByNamedParamForSchedule");</text:p>
      <text:p text:style-name="Standard"><text:tab/><text:tab/>StackTraceElement[] stackTraceElements =</text:p>
      <text:p text:style-name="Standard"><text:tab/><text:tab/><text:tab/><text:tab/>Thread.currentThread().getStackTrace();</text:p>
      <text:p text:style-name="Standard">//<text:tab/><text:tab/>logger.info("CALLER DETAILS [" + stackTraceElements[2] + "]");</text:p>
      <text:p text:style-name="Standard">//<text:tab/><text:tab/>logger.info("CALLEE DETAILS [" + stackTraceElements[1] + "]");</text:p>
      <text:p text:style-name="Standard"><text:tab/><text:tab/>int maxRecords = 10;</text:p>
      <text:p text:style-name="Standard"><text:tab/><text:tab/>Criteria criteria = null;</text:p>
      <text:p text:style-name="Standard"><text:tab/><text:tab/>criteria = this.getSession().createCriteria(adminModule);</text:p>
      <text:p text:style-name="Standard"><text:tab/><text:tab/>if ("Schedule".equals(adminModule.getSimpleName())) {</text:p>
      <text:p text:style-name="Standard"><text:tab/><text:tab/><text:tab/>criteria.add(Restrictions.eq("createdBy",</text:p>
      <text:p text:style-name="Standard"><text:tab/><text:tab/><text:tab/><text:tab/><text:tab/>this.findById(User.class, Long.parseLong(userId))));</text:p>
      <text:p text:style-name="Standard"><text:tab/><text:tab/>}</text:p>
      <text:p text:style-name="Standard"><text:tab/><text:tab/>criteria.setFirstResult(fetchStartCount);</text:p>
      <text:p text:style-name="Standard"><text:tab/><text:tab/>logger.info("fetchStartCount is:" + fetchStartCount);</text:p>
      <text:p text:style-name="Standard"><text:tab/><text:tab/>criteria.setMaxResults(maxRecords);</text:p>
      <text:p text:style-name="Standard"><text:tab/><text:tab/>logger.info("maxRecords are:" + maxRecords);</text:p>
      <text:p text:style-name="Standard"><text:tab/><text:tab/>logger.info("END-findByNamedParamForSchedule");</text:p>
      <text:p text:style-name="Standard"><text:tab/><text:tab/>@SuppressWarnings("unchecked")</text:p>
      <text:p text:style-name="Standard"><text:tab/><text:tab/>List&lt;T&gt; scheduleList = criteria.list();</text:p>
      <text:p text:style-name="Standard"><text:tab/><text:tab/>logger.info("scheduleList is:" + scheduleList);</text:p>
      <text:p text:style-name="Standard"><text:tab/><text:tab/>logger.info("END-findByNamedParamForSchedule");</text:p>
      <text:p text:style-name="Standard"><text:tab/><text:tab/>return scheduleList;</text:p>
      <text:p text:style-name="Standard"><text:tab/>}</text:p>
      <text:p text:style-name="Standard">}</text:p>
      <text:p text:style-name="Standard"><text:soft-page-break/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bramanyam </meta:initial-creator>
    <meta:creation-date>2017-06-03T18:03:29</meta:creation-date>
    <meta:document-statistic meta:table-count="0" meta:image-count="0" meta:object-count="0" meta:page-count="9" meta:paragraph-count="416" meta:word-count="1141" meta:character-count="13340"/>
    <dc:date>2017-06-03T18:05:25</dc:date>
    <dc:creator>Subramanyam </dc:creator>
    <meta:editing-duration>PT1M56S</meta:editing-duration>
    <meta:editing-cycles>1</meta:editing-cycles>
    <meta:generator>OpenOffice/4.1.1$Unix OpenOffice.org_project/411m6$Build-9775</meta:generator>
  </office:meta>
</office:document-meta>
</file>